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ff2a" officeooo:paragraph-rsid="000eff2a"/>
    </style:style>
    <style:style style:name="P2" style:family="paragraph" style:parent-style-name="Standard">
      <style:text-properties officeooo:rsid="000facdd" officeooo:paragraph-rsid="000facdd"/>
    </style:style>
    <style:style style:name="P3" style:family="paragraph" style:parent-style-name="Standard">
      <style:text-properties fo:font-weight="bold" officeooo:rsid="000facdd" officeooo:paragraph-rsid="000facdd" style:font-weight-asian="bold" style:font-weight-complex="bold"/>
    </style:style>
    <style:style style:name="P4" style:family="paragraph" style:parent-style-name="Standard">
      <style:text-properties fo:font-weight="bold" officeooo:rsid="000eff2a" officeooo:paragraph-rsid="000eff2a" style:font-weight-asian="bold" style:font-weight-complex="bold"/>
    </style:style>
    <style:style style:name="P5" style:family="paragraph" style:parent-style-name="Standard">
      <style:text-properties fo:font-weight="bold" officeooo:rsid="0011428a" officeooo:paragraph-rsid="0011428a" style:font-weight-asian="bold" style:font-weight-complex="bold"/>
    </style:style>
    <style:style style:name="P6" style:family="paragraph" style:parent-style-name="Standard">
      <style:text-properties fo:font-weight="bold" officeooo:rsid="0011f530" officeooo:paragraph-rsid="0011f530" style:font-weight-asian="bold" style:font-weight-complex="bold"/>
    </style:style>
    <style:style style:name="P7" style:family="paragraph" style:parent-style-name="Standard">
      <style:text-properties fo:font-weight="bold" officeooo:rsid="001413a1" officeooo:paragraph-rsid="001413a1" style:font-weight-asian="bold" style:font-weight-complex="bold"/>
    </style:style>
    <style:style style:name="P8" style:family="paragraph" style:parent-style-name="Standard">
      <style:text-properties fo:font-weight="bold" officeooo:rsid="0014685b" officeooo:paragraph-rsid="0014685b" style:font-weight-asian="bold" style:font-weight-complex="bold"/>
    </style:style>
    <style:style style:name="P9" style:family="paragraph" style:parent-style-name="Standard">
      <style:text-properties fo:font-weight="bold" officeooo:rsid="0016c889" officeooo:paragraph-rsid="0016c889" style:font-weight-asian="bold" style:font-weight-complex="bold"/>
    </style:style>
    <style:style style:name="P10" style:family="paragraph" style:parent-style-name="Standard">
      <style:text-properties fo:font-weight="bold" officeooo:rsid="0017cb3d" officeooo:paragraph-rsid="0017cb3d" style:font-weight-asian="bold" style:font-weight-complex="bold"/>
    </style:style>
    <style:style style:name="P11" style:family="paragraph" style:parent-style-name="Standard">
      <style:text-properties fo:font-weight="normal" officeooo:rsid="001087d3" officeooo:paragraph-rsid="001087d3" style:font-weight-asian="normal" style:font-weight-complex="normal"/>
    </style:style>
    <style:style style:name="P12" style:family="paragraph" style:parent-style-name="Standard">
      <style:text-properties officeooo:rsid="0011428a" officeooo:paragraph-rsid="0011428a"/>
    </style:style>
    <style:style style:name="P13" style:family="paragraph" style:parent-style-name="Standard">
      <style:text-properties officeooo:rsid="0011f530" officeooo:paragraph-rsid="0011f530"/>
    </style:style>
    <style:style style:name="P14" style:family="paragraph" style:parent-style-name="Standard">
      <style:text-properties officeooo:rsid="0012c743" officeooo:paragraph-rsid="0012c743"/>
    </style:style>
    <style:style style:name="P15" style:family="paragraph" style:parent-style-name="Standard">
      <style:text-properties officeooo:rsid="001413a1" officeooo:paragraph-rsid="001413a1"/>
    </style:style>
    <style:style style:name="P16" style:family="paragraph" style:parent-style-name="Standard">
      <style:text-properties officeooo:rsid="0014685b" officeooo:paragraph-rsid="00164262"/>
    </style:style>
    <style:style style:name="P17" style:family="paragraph" style:parent-style-name="Standard">
      <style:text-properties officeooo:rsid="0016c889" officeooo:paragraph-rsid="0016c889"/>
    </style:style>
    <style:style style:name="P18" style:family="paragraph" style:parent-style-name="Standard">
      <style:text-properties officeooo:rsid="0016c980" officeooo:paragraph-rsid="0016c980"/>
    </style:style>
    <style:style style:name="P19" style:family="paragraph" style:parent-style-name="Standard">
      <style:text-properties officeooo:rsid="0017cb3d" officeooo:paragraph-rsid="0017cb3d"/>
    </style:style>
    <style:style style:name="P2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6c889" officeooo:paragraph-rsid="0012c743"/>
    </style:style>
    <style:style style:name="P2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7cb3d" officeooo:paragraph-rsid="0016c980"/>
    </style:style>
    <style:style style:name="P22" style:family="paragraph" style:parent-style-name="Standard">
      <style:paragraph-properties fo:break-before="page"/>
      <style:text-properties fo:font-weight="bold" officeooo:rsid="0016c980" officeooo:paragraph-rsid="0016c980" style:font-weight-asian="bold" style:font-weight-complex="bold"/>
    </style:style>
    <style:style style:name="P23" style:family="paragraph" style:parent-style-name="Preformatted_20_Text">
      <style:text-properties officeooo:rsid="0016c980" officeooo:paragraph-rsid="0016c980"/>
    </style:style>
    <style:style style:name="T1" style:family="text">
      <style:text-properties officeooo:rsid="00164262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# Cours Python 2</text:p>
      <text:p text:style-name="P4"/>
      <text:p text:style-name="P4"># Corrigé des Temples</text:p>
      <text:p text:style-name="P1"/>
      <text:p text:style-name="P1"/>
      <text:p text:style-name="P4"># Des nouvelles commandes</text:p>
      <text:p text:style-name="P1"/>
      <text:p text:style-name="P4"># Faire des groupes d’objets</text:p>
      <text:p text:style-name="P1"># ici, on crée un groupe nommé g1</text:p>
      <text:p text:style-name="P1"># qui contient 5 objets (Base, etc...)</text:p>
      <text:p text:style-name="P1">cmds.group( "Base", "top1",'top2',"Down1" ,"Down2", name="g1")</text:p>
      <text:p text:style-name="P1"/>
      <text:p text:style-name="P1">#☺ on peut ensuite déplacer ou faire des rotations ou scale sur tout le groupe</text:p>
      <text:p text:style-name="P15"># ici, les objets restent séparés</text:p>
      <text:p text:style-name="P1"/>
      <text:p text:style-name="P7"># variante, faire des fusions d’objets</text:p>
      <text:p text:style-name="P15">cmds.polyUnite("mur","mur2","mur3", n="bloc")</text:p>
      <text:p text:style-name="P15">#ici les objets sont fusionnés en1 seul objet (merge)</text:p>
      <text:p text:style-name="P1"/>
      <text:p text:style-name="P8"># Comment sélectionner un ou plusieurs objets</text:p>
      <text:p text:style-name="P16">cmds.select ("Colonne", "<text:span text:style-name="T1">Toit</text:span>")</text:p>
      <text:p text:style-name="P1"/>
      <text:p text:style-name="P3"># Faire des duplications</text:p>
      <text:p text:style-name="P11"># Une duplication simple (du groupe1)</text:p>
      <text:p text:style-name="P2">cmds.duplicate( 'g1')</text:p>
      <text:p text:style-name="P2"/>
      <text:p text:style-name="P18"><text:span text:style-name="T2"># Variante des duplications : l’instance d’objets</text:span> (sert à économiser de la mémoire)</text:p>
      <text:p text:style-name="P23">cmds.instance()</text:p>
      <text:p text:style-name="P18"/>
      <text:p text:style-name="P2"/>
      <text:p text:style-name="P5"># Commande pour remettre la scène Maya à zéro (efface tout)</text:p>
      <text:p text:style-name="P12">cmds.file(f=True, new=True)</text:p>
      <text:p text:style-name="P12"/>
      <text:p text:style-name="P6"># d’autres objets</text:p>
      <text:p text:style-name="P13"># Le prisme 3D</text:p>
      <text:p text:style-name="P13">cmds.polyPrism(l=1,w=1,name="roof")</text:p>
      <text:p text:style-name="P14"># Un tube</text:p>
      <text:p text:style-name="P14">cmds.polyPipe(h=50,r=2,name="deco1")</text:p>
      <text:p text:style-name="P14"/>
      <text:p text:style-name="P20"/>
      <text:p text:style-name="P9"># Les boucles for</text:p>
      <text:p text:style-name="P17"># Servent à répéter des commandes avec des variables (ici, variable i)</text:p>
      <text:p text:style-name="P17"/>
      <text:p text:style-name="P9"># Faire un boucle de 1 à 3 (&lt;4, on ne prend jamais le dernier nombre)</text:p>
      <text:p text:style-name="P17">for i in range(1,11):</text:p>
      <text:p text:style-name="P17"><text:s text:c="4"/>cmds.polyCylinder(h=10)</text:p>
      <text:p text:style-name="P17"><text:s text:c="4"/># on le déplace sur l'axe x de 3 en 3</text:p>
      <text:p text:style-name="P17"><text:s text:c="4"/>cmds.move(3*i, 0, 0)</text:p>
      <text:p text:style-name="P14"/>
      <text:p text:style-name="P14"/>
      <text:p text:style-name="P18"/>
      <text:p text:style-name="P22"># Faire des boucles avec des instances (gain de mémoire)</text:p>
      <text:p text:style-name="P18">import maya.cmds as cmds</text:p>
      <text:p text:style-name="P18">cmds.polyCube()</text:p>
      <text:p text:style-name="P18">for i in range(1,21):</text:p>
      <text:p text:style-name="P18"><text:s text:c="4"/>cmds.instance()</text:p>
      <text:p text:style-name="P18"><text:s text:c="4"/>cmds.move(3*i,0,0)</text:p>
      <text:p text:style-name="P18"/>
      <text:p text:style-name="P21"/>
      <text:p text:style-name="P10">TP 2 : Temple 2</text:p>
      <text:p text:style-name="P10">Reprendre votre Temple, et l’optimiser avec :</text:p>
      <text:p text:style-name="P19">- des boucles for</text:p>
      <text:p text:style-name="P19">- des instances d’objets</text:p>
      <text:p text:style-name="P19">- des variabl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0:22:45.466000000</meta:creation-date>
    <dc:date>2020-10-12T12:04:37.677000000</dc:date>
    <meta:editing-duration>PT1H11M38S</meta:editing-duration>
    <meta:editing-cycles>11</meta:editing-cycles>
    <meta:generator>LibreOffice/5.3.0.3$Windows_x86 LibreOffice_project/7074905676c47b82bbcfbea1aeefc84afe1c50e1</meta:generator>
    <meta:document-statistic meta:table-count="0" meta:image-count="0" meta:object-count="0" meta:page-count="2" meta:paragraph-count="44" meta:word-count="231" meta:character-count="1466" meta:non-whitespace-character-count="1258"/>
  </office:meta>
</office:document-meta>
</file>